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IL / beatrice.moreaux@ac-versailles.f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ui Non</meta:initial-creator>
    <meta:creation-date>2017-11-22T15:17:59.23</meta:creation-date>
    <meta:document-statistic meta:table-count="0" meta:image-count="0" meta:object-count="0" meta:page-count="1" meta:paragraph-count="1" meta:word-count="3" meta:character-count="40"/>
    <dc:date>2017-11-23T15:23:38</dc:date>
    <dc:creator>Oui Non</dc:creator>
    <meta:editing-duration>PT6H20M17S</meta:editing-duration>
    <meta:editing-cycles>1</meta:editing-cycles>
    <meta:generator>OpenOffice/4.1.3$Win32 OpenOffice.org_project/413m1$Build-9783</meta:generator>
  </office:meta>
</office:document-meta>
</file>